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7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4.9013524717971">
            <text:p>14.9014</text:p>
          </table:table-cell>
          <table:table-cell table:style-name="ce7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13.3548814962215">
            <text:p>13.3549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5.6161870882858">
            <text:p>25.6162</text:p>
          </table:table-cell>
          <table:table-cell table:style-name="ce7" office:value-type="float" office:value="1.388">
            <text:p>1.388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1.53321551007075">
            <text:p>1.5332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2.2029047207652">
            <text:p>22.202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8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4.753814328512">
            <text:p>14.7538</text:p>
          </table:table-cell>
          <table:table-cell table:style-name="ce8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13.2226549467539">
            <text:p>13.2227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5.3625614735503">
            <text:p>25.3626</text:p>
          </table:table-cell>
          <table:table-cell table:style-name="ce8" table:formula="of:=[.V2]" office:value-type="float" office:value="1.388">
            <text:p>1.388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1.51803515848589">
            <text:p>1.5180</text:p>
          </table:table-cell>
          <table:table-cell table:style-name="ce8" table:formula="of:=[.Y2]" office:value-type="float" office:value="20.1">
            <text:p>20.10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1.9830739809557">
            <text:p>21.983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8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4.6077369589228">
            <text:p>14.6077</text:p>
          </table:table-cell>
          <table:table-cell table:style-name="ce8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13.0917375710435">
            <text:p>13.0917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5.1114470035152">
            <text:p>25.1114</text:p>
          </table:table-cell>
          <table:table-cell table:style-name="ce8" table:formula="of:=[.V3]" office:value-type="float" office:value="1.388">
            <text:p>1.388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1.50300510741178">
            <text:p>1.5030</text:p>
          </table:table-cell>
          <table:table-cell table:style-name="ce8" table:formula="of:=[.Y3]" office:value-type="float" office:value="20.1">
            <text:p>20.10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1.7654197831244">
            <text:p>21.765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8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4.4631058999236">
            <text:p>14.4631</text:p>
          </table:table-cell>
          <table:table-cell table:style-name="ce8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12.9621164069738">
            <text:p>12.962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4.8628188153616">
            <text:p>24.8628</text:p>
          </table:table-cell>
          <table:table-cell table:style-name="ce8" table:formula="of:=[.V4]" office:value-type="float" office:value="1.388">
            <text:p>1.388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1.48812386872453">
            <text:p>1.4881</text:p>
          </table:table-cell>
          <table:table-cell table:style-name="ce8" table:formula="of:=[.Y4]" office:value-type="float" office:value="20.1">
            <text:p>20.10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1.5499205773509">
            <text:p>21.5499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8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4.3199068316075">
            <text:p>14.3199</text:p>
          </table:table-cell>
          <table:table-cell table:style-name="ce8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12.8337786207661">
            <text:p>12.833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4.6166522924372">
            <text:p>24.6167</text:p>
          </table:table-cell>
          <table:table-cell table:style-name="ce8" table:formula="of:=[.V5]" office:value-type="float" office:value="1.388">
            <text:p>1.388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1.47338996903419">
            <text:p>1.4734</text:p>
          </table:table-cell>
          <table:table-cell table:style-name="ce8" table:formula="of:=[.Y5]" office:value-type="float" office:value="20.1">
            <text:p>20.10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1.3365550270801">
            <text:p>21.3366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78.149809758965">
            <text:p>278.1498</text:p>
          </table:table-cell>
          <table:table-cell table:style-name="ce8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4.178125575849">
            <text:p>14.1781</text:p>
          </table:table-cell>
          <table:table-cell table:style-name="ce8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12.706711505709">
            <text:p>12.7067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4.372923061819">
            <text:p>24.3729</text:p>
          </table:table-cell>
          <table:table-cell table:style-name="ce8" table:formula="of:=[.V6]" office:value-type="float" office:value="1.388">
            <text:p>1.388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1.4588019495388">
            <text:p>1.4588</text:p>
          </table:table-cell>
          <table:table-cell table:style-name="ce8" table:formula="of:=[.Y6]" office:value-type="float" office:value="20.1">
            <text:p>20.10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1.12530200701">
            <text:p>21.1253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8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4.0377480949">
            <text:p>14.0377</text:p>
          </table:table-cell>
          <table:table-cell table:style-name="ce8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12.5809024809">
            <text:p>12.5809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4.1316069919">
            <text:p>24.1316</text:p>
          </table:table-cell>
          <table:table-cell table:style-name="ce8" table:formula="of:=[.V7]" office:value-type="float" office:value="1.388">
            <text:p>1.388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1.44435836588">
            <text:p>1.4444</text:p>
          </table:table-cell>
          <table:table-cell table:style-name="ce8" table:formula="of:=[.Y7]" office:value-type="float" office:value="20.1">
            <text:p>20.10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0.916140601">
            <text:p>20.916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8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3.89876049">
            <text:p>13.8988</text:p>
          </table:table-cell>
          <table:table-cell table:style-name="ce8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12.45633909">
            <text:p>12.4563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3.89268019">
            <text:p>23.8927</text:p>
          </table:table-cell>
          <table:table-cell table:style-name="ce8" table:formula="of:=[.V8]" office:value-type="float" office:value="1.388">
            <text:p>1.388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1.430057788">
            <text:p>1.4301</text:p>
          </table:table-cell>
          <table:table-cell table:style-name="ce8" table:formula="of:=[.Y8]" office:value-type="float" office:value="20.1">
            <text:p>20.10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0.7090501">
            <text:p>20.709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64.65">
            <text:p>264.65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69.969465">
            <text:p>269.9695</text:p>
          </table:table-cell>
          <table:table-cell table:style-name="ce8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3.761149">
            <text:p>13.7611</text:p>
          </table:table-cell>
          <table:table-cell table:style-name="ce8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12.333009">
            <text:p>12.333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3.656119">
            <text:p>23.6561</text:p>
          </table:table-cell>
          <table:table-cell table:style-name="ce8" table:formula="of:=[.V9]" office:value-type="float" office:value="1.388">
            <text:p>1.388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.4158988">
            <text:p>1.4159</text:p>
          </table:table-cell>
          <table:table-cell table:style-name="ce8" table:formula="of:=[.Y9]" office:value-type="float" office:value="20.1">
            <text:p>20.10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0.50401">
            <text:p>20.5040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64.65">
            <text:p>264.65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67.2965">
            <text:p>267.2965</text:p>
          </table:table-cell>
          <table:table-cell table:style-name="ce8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3.6249">
            <text:p>13.6249</text:p>
          </table:table-cell>
          <table:table-cell table:style-name="ce8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12.2109">
            <text:p>12.2109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3.4219">
            <text:p>23.4219</text:p>
          </table:table-cell>
          <table:table-cell table:style-name="ce8" table:formula="of:=[.V10]" office:value-type="float" office:value="1.388">
            <text:p>1.388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.40188">
            <text:p>1.4019</text:p>
          </table:table-cell>
          <table:table-cell table:style-name="ce8" table:formula="of:=[.Y10]" office:value-type="float" office:value="20.1">
            <text:p>20.10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0.301">
            <text:p>20.3010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64.65">
            <text:p>264.6500</text:p>
          </table:table-cell>
          <table:table-cell table:style-name="ce8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3.49">
            <text:p>13.4900</text:p>
          </table:table-cell>
          <table:table-cell table:style-name="ce8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12.09">
            <text:p>12.090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3.19">
            <text:p>23.1900</text:p>
          </table:table-cell>
          <table:table-cell table:style-name="ce8" table:formula="of:=[.V11]" office:value-type="float" office:value="1.388">
            <text:p>1.388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.388">
            <text:p>1.3880</text:p>
          </table:table-cell>
          <table:table-cell table:style-name="ce8" table:formula="of:=[.Y11]" office:value-type="float" office:value="20.1">
            <text:p>20.10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0.1">
            <text:p>20.10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64.65">
            <text:p>264.65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2.029702970297">
            <text:p>262.0297</text:p>
          </table:table-cell>
          <table:table-cell table:style-name="ce8" table:formula="of:=[.D12]" office:value-type="float" office:value="13.49">
            <text:p>13.49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3.3564356435644">
            <text:p>13.3564</text:p>
          </table:table-cell>
          <table:table-cell table:style-name="ce8" table:formula="of:=[.G12]" office:value-type="float" office:value="12.09">
            <text:p>12.09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11.970297029703">
            <text:p>11.9703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3.19">
            <text:p>23.19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2.960396039604">
            <text:p>22.9604</text:p>
          </table:table-cell>
          <table:table-cell table:style-name="ce8" table:formula="of:=[.V12]" office:value-type="float" office:value="1.388">
            <text:p>1.388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1.37425742574257">
            <text:p>1.3743</text:p>
          </table:table-cell>
          <table:table-cell table:style-name="ce8" table:formula="of:=[.Y12]" office:value-type="float" office:value="20.1">
            <text:p>20.10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9.9009900990099">
            <text:p>19.901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64.65">
            <text:p>264.65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59.435349475542">
            <text:p>259.4353</text:p>
          </table:table-cell>
          <table:table-cell table:style-name="ce8" table:formula="of:=[.D13]" office:value-type="float" office:value="13.49">
            <text:p>13.49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3.2241937064994">
            <text:p>13.2242</text:p>
          </table:table-cell>
          <table:table-cell table:style-name="ce8" table:formula="of:=[.G13]" office:value-type="float" office:value="12.09">
            <text:p>12.09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11.8517792373297">
            <text:p>11.8518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3.19">
            <text:p>23.19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2.7330653857465">
            <text:p>22.7331</text:p>
          </table:table-cell>
          <table:table-cell table:style-name="ce8" table:formula="of:=[.V13]" office:value-type="float" office:value="1.388">
            <text:p>1.388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1.36065091657681">
            <text:p>1.3607</text:p>
          </table:table-cell>
          <table:table-cell table:style-name="ce8" table:formula="of:=[.Y13]" office:value-type="float" office:value="20.1">
            <text:p>20.10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9.7039505930791">
            <text:p>19.704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8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13.0932610955439">
            <text:p>13.0933</text:p>
          </table:table-cell>
          <table:table-cell table:style-name="ce8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11.7344348884452">
            <text:p>11.7344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2.5079855304421">
            <text:p>22.5080</text:p>
          </table:table-cell>
          <table:table-cell table:style-name="ce8" table:formula="of:=[.V14]" office:value-type="float" office:value="1.388">
            <text:p>1.388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.34717912532357">
            <text:p>1.3472</text:p>
          </table:table-cell>
          <table:table-cell table:style-name="ce8" table:formula="of:=[.Y14]" office:value-type="float" office:value="20.1">
            <text:p>20.10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9.5088619733457">
            <text:p>19.50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8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12.9636248470732">
            <text:p>12.9636</text:p>
          </table:table-cell>
          <table:table-cell table:style-name="ce8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11.6182523647972">
            <text:p>11.6183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2.2851341885565">
            <text:p>22.2851</text:p>
          </table:table-cell>
          <table:table-cell table:style-name="ce8" table:formula="of:=[.V15]" office:value-type="float" office:value="1.388">
            <text:p>1.388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.33384071814215">
            <text:p>1.3338</text:p>
          </table:table-cell>
          <table:table-cell table:style-name="ce8" table:formula="of:=[.Y15]" office:value-type="float" office:value="20.1">
            <text:p>20.10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9.3157049241046">
            <text:p>19.3157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1.805394225126">
            <text:p>251.8054</text:p>
          </table:table-cell>
          <table:table-cell table:style-name="ce8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12.835272125815">
            <text:p>12.8353</text:p>
          </table:table-cell>
          <table:table-cell table:style-name="ce8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11.5032201631656">
            <text:p>11.5032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2.0644892956005">
            <text:p>22.0645</text:p>
          </table:table-cell>
          <table:table-cell table:style-name="ce8" table:formula="of:=[.V16]" office:value-type="float" office:value="1.388">
            <text:p>1.388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.32063437439817">
            <text:p>1.3206</text:p>
          </table:table-cell>
          <table:table-cell table:style-name="ce8" table:formula="of:=[.Y16]" office:value-type="float" office:value="20.1">
            <text:p>20.10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9.1244603208956">
            <text:p>19.1245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8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12.7081902235793">
            <text:p>12.7082</text:p>
          </table:table-cell>
          <table:table-cell table:style-name="ce8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11.3893268942234">
            <text:p>11.3893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1.8460290055451">
            <text:p>21.8460</text:p>
          </table:table-cell>
          <table:table-cell table:style-name="ce8" table:formula="of:=[.V17]" office:value-type="float" office:value="1.388">
            <text:p>1.388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.30755878653284">
            <text:p>1.3076</text:p>
          </table:table-cell>
          <table:table-cell table:style-name="ce8" table:formula="of:=[.Y17]" office:value-type="float" office:value="20.1">
            <text:p>20.10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8.9351092286096">
            <text:p>18.9351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8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12.5823665579993">
            <text:p>12.5824</text:p>
          </table:table-cell>
          <table:table-cell table:style-name="ce8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11.2765612814093">
            <text:p>11.2766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1.6297316886585">
            <text:p>21.6297</text:p>
          </table:table-cell>
          <table:table-cell table:style-name="ce8" table:formula="of:=[.V18]" office:value-type="float" office:value="1.388">
            <text:p>1.388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.2946126599335">
            <text:p>1.2946</text:p>
          </table:table-cell>
          <table:table-cell table:style-name="ce8" table:formula="of:=[.Y18]" office:value-type="float" office:value="20.1">
            <text:p>20.10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8.7476328996134">
            <text:p>18.7476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8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12.4577886712864">
            <text:p>12.4578</text:p>
          </table:table-cell>
          <table:table-cell table:style-name="ce8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11.1649121598112">
            <text:p>11.1649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1.4155759293648">
            <text:p>21.4156</text:p>
          </table:table-cell>
          <table:table-cell table:style-name="ce8" table:formula="of:=[.V19]" office:value-type="float" office:value="1.388">
            <text:p>1.388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.28179471280545">
            <text:p>1.2818</text:p>
          </table:table-cell>
          <table:table-cell table:style-name="ce8" table:formula="of:=[.Y19]" office:value-type="float" office:value="20.1">
            <text:p>20.10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8.5620127718945">
            <text:p>18.5620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8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12.3344442289964">
            <text:p>12.3344</text:p>
          </table:table-cell>
          <table:table-cell table:style-name="ce8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11.0543684750605">
            <text:p>11.0544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1.2035405241236">
            <text:p>21.2035</text:p>
          </table:table-cell>
          <table:table-cell table:style-name="ce8" table:formula="of:=[.V20]" office:value-type="float" office:value="1.388">
            <text:p>1.388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.269103676045">
            <text:p>1.2691</text:p>
          </table:table-cell>
          <table:table-cell table:style-name="ce8" table:formula="of:=[.Y20]" office:value-type="float" office:value="20.1">
            <text:p>20.10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8.3782304672223">
            <text:p>18.378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8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12.2123210188083">
            <text:p>12.2123</text:p>
          </table:table-cell>
          <table:table-cell table:style-name="ce8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10.9449192822382">
            <text:p>10.9449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0.9936044793303">
            <text:p>20.9936</text:p>
          </table:table-cell>
          <table:table-cell table:style-name="ce8" table:formula="of:=[.V21]" office:value-type="float" office:value="1.388">
            <text:p>1.388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.25653829311386">
            <text:p>1.2565</text:p>
          </table:table-cell>
          <table:table-cell table:style-name="ce8" table:formula="of:=[.Y21]" office:value-type="float" office:value="20.1">
            <text:p>20.10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8.196267789329">
            <text:p>18.19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513454472144">
            <text:p>1.5135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23">
            <text:p>1.23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44">
            <text:p>1.440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23">
            <text:p>1.23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44">
            <text:p>1.44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42574257425743">
            <text:p>1.425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23">
            <text:p>1.23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44">
            <text:p>1.44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41162631114597">
            <text:p>1.4116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23">
            <text:p>1.23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37011059015372">
            <text:p>1.3701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23">
            <text:p>1.23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646401">
            <text:p>64640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49876">
            <text:p>1949876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0.72">
            <text:p>20.72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8877704385201">
            <text:p>22.8878</text:p>
          </table:table-cell>
          <table:table-cell table:style-name="ce7" office:value-type="float" office:value="1.267">
            <text:p>1.267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399556232896">
            <text:p>1.3996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0.72">
            <text:p>20.72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66115885002">
            <text:p>22.6612</text:p>
          </table:table-cell>
          <table:table-cell table:style-name="ce8" table:formula="of:=[.Y2]" office:value-type="float" office:value="1.267">
            <text:p>1.267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38569924049109">
            <text:p>1.385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0.72">
            <text:p>20.72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4367909406138">
            <text:p>22.4368</text:p>
          </table:table-cell>
          <table:table-cell table:style-name="ce8" table:formula="of:=[.Y3]" office:value-type="float" office:value="1.267">
            <text:p>1.267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37197944603078">
            <text:p>1.3720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0.72">
            <text:p>20.72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2.2146444956572">
            <text:p>22.2146</text:p>
          </table:table-cell>
          <table:table-cell table:style-name="ce8" table:formula="of:=[.Y4]" office:value-type="float" office:value="1.267">
            <text:p>1.267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35839549111958">
            <text:p>1.35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0.72">
            <text:p>20.72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1.9946975204527">
            <text:p>21.9947</text:p>
          </table:table-cell>
          <table:table-cell table:style-name="ce8" table:formula="of:=[.Y5]" office:value-type="float" office:value="1.267">
            <text:p>1.267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34494603081147">
            <text:p>1.344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0.72">
            <text:p>20.72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776928238072">
            <text:p>21.7769</text:p>
          </table:table-cell>
          <table:table-cell table:style-name="ce8" table:formula="of:=[.Y6]" office:value-type="float" office:value="1.267">
            <text:p>1.267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.3316297334767">
            <text:p>1.3316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0.72">
            <text:p>20.72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5613150872">
            <text:p>21.5613</text:p>
          </table:table-cell>
          <table:table-cell table:style-name="ce8" table:formula="of:=[.Y7]" office:value-type="float" office:value="1.267">
            <text:p>1.267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31844528067">
            <text:p>1.3184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0.72">
            <text:p>20.72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34783672">
            <text:p>21.3478</text:p>
          </table:table-cell>
          <table:table-cell table:style-name="ce8" table:formula="of:=[.Y8]" office:value-type="float" office:value="1.267">
            <text:p>1.267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305391367">
            <text:p>1.305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0.72">
            <text:p>20.72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1.136472">
            <text:p>21.1365</text:p>
          </table:table-cell>
          <table:table-cell table:style-name="ce8" table:formula="of:=[.Y9]" office:value-type="float" office:value="1.267">
            <text:p>1.267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2924667">
            <text:p>1.2925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0.72">
            <text:p>20.72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9272">
            <text:p>20.9272</text:p>
          </table:table-cell>
          <table:table-cell table:style-name="ce8" table:formula="of:=[.Y10]" office:value-type="float" office:value="1.267">
            <text:p>1.267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27967">
            <text:p>1.279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0.72">
            <text:p>20.72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72">
            <text:p>20.7200</text:p>
          </table:table-cell>
          <table:table-cell table:style-name="ce8" table:formula="of:=[.Y11]" office:value-type="float" office:value="1.267">
            <text:p>1.267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.267">
            <text:p>1.267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0.72">
            <text:p>20.72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5148514851485">
            <text:p>20.5149</text:p>
          </table:table-cell>
          <table:table-cell table:style-name="ce8" table:formula="of:=[.Y12]" office:value-type="float" office:value="1.267">
            <text:p>1.267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25445544554455">
            <text:p>1.2545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0.72">
            <text:p>20.72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3117341437114">
            <text:p>20.3117</text:p>
          </table:table-cell>
          <table:table-cell table:style-name="ce8" table:formula="of:=[.Y13]" office:value-type="float" office:value="1.267">
            <text:p>1.267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24203509459857">
            <text:p>1.242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0.72">
            <text:p>20.72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0.1106278650608">
            <text:p>20.1106</text:p>
          </table:table-cell>
          <table:table-cell table:style-name="ce8" table:formula="of:=[.Y14]" office:value-type="float" office:value="1.267">
            <text:p>1.267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22973771742433">
            <text:p>1.2297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0.72">
            <text:p>20.72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911512737684">
            <text:p>19.9115</text:p>
          </table:table-cell>
          <table:table-cell table:style-name="ce8" table:formula="of:=[.Y15]" office:value-type="float" office:value="1.267">
            <text:p>1.267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21756209645973">
            <text:p>1.2176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0.72">
            <text:p>20.72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7143690472118">
            <text:p>19.7144</text:p>
          </table:table-cell>
          <table:table-cell table:style-name="ce8" table:formula="of:=[.Y16]" office:value-type="float" office:value="1.267">
            <text:p>1.267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.20550702619775">
            <text:p>1.2055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0.72">
            <text:p>20.72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5191772744672">
            <text:p>19.5192</text:p>
          </table:table-cell>
          <table:table-cell table:style-name="ce8" table:formula="of:=[.Y17]" office:value-type="float" office:value="1.267">
            <text:p>1.267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19357131306708">
            <text:p>1.193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0.72">
            <text:p>20.72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3259180935318">
            <text:p>19.3259</text:p>
          </table:table-cell>
          <table:table-cell table:style-name="ce8" table:formula="of:=[.Y18]" office:value-type="float" office:value="1.267">
            <text:p>1.267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18175377531394">
            <text:p>1.1818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0.72">
            <text:p>20.72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9.1345723698335">
            <text:p>19.1346</text:p>
          </table:table-cell>
          <table:table-cell table:style-name="ce8" table:formula="of:=[.Y19]" office:value-type="float" office:value="1.267">
            <text:p>1.267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17005324288509">
            <text:p>1.170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0.72">
            <text:p>20.72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945121158251">
            <text:p>18.9451</text:p>
          </table:table-cell>
          <table:table-cell table:style-name="ce8" table:formula="of:=[.Y20]" office:value-type="float" office:value="1.267">
            <text:p>1.267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.15846855731197">
            <text:p>1.1585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0.72">
            <text:p>20.72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7575457012386">
            <text:p>18.7575</text:p>
          </table:table-cell>
          <table:table-cell table:style-name="ce8" table:formula="of:=[.Y21]" office:value-type="float" office:value="1.267">
            <text:p>1.267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.14699857159601">
            <text:p>1.147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159">
            <text:p>1.159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28025704335159">
            <text:p>1.2803</text:p>
          </table:table-cell>
          <table:table-cell table:style-name="ce7" office:value-type="float" office:value="1.158">
            <text:p>1.158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27915242122618">
            <text:p>1.279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159">
            <text:p>1.159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26758123104117">
            <text:p>1.2676</text:p>
          </table:table-cell>
          <table:table-cell table:style-name="ce8" table:formula="of:=[.Y25]" office:value-type="float" office:value="1.158">
            <text:p>1.158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26648754576849">
            <text:p>1.2665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159">
            <text:p>1.159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25503092182295">
            <text:p>1.2550</text:p>
          </table:table-cell>
          <table:table-cell table:style-name="ce8" table:formula="of:=[.Y26]" office:value-type="float" office:value="1.158">
            <text:p>1.158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25394806511732">
            <text:p>1.253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159">
            <text:p>1.159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24260487309202">
            <text:p>1.2426</text:p>
          </table:table-cell>
          <table:table-cell table:style-name="ce8" table:formula="of:=[.Y27]" office:value-type="float" office:value="1.158">
            <text:p>1.158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24153273773992">
            <text:p>1.241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159">
            <text:p>1.159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23030185454656">
            <text:p>1.2303</text:p>
          </table:table-cell>
          <table:table-cell table:style-name="ce8" table:formula="of:=[.Y28]" office:value-type="float" office:value="1.158">
            <text:p>1.158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22924033439596">
            <text:p>1.2292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159">
            <text:p>1.159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2181206480659">
            <text:p>1.2181</text:p>
          </table:table-cell>
          <table:table-cell table:style-name="ce8" table:formula="of:=[.Y29]" office:value-type="float" office:value="1.158">
            <text:p>1.158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170696380158">
            <text:p>1.217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159">
            <text:p>1.159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20606004759">
            <text:p>1.2061</text:p>
          </table:table-cell>
          <table:table-cell table:style-name="ce8" table:formula="of:=[.Y30]" office:value-type="float" office:value="1.158">
            <text:p>1.158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0501944358">
            <text:p>1.205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159">
            <text:p>1.159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194118859">
            <text:p>1.1941</text:p>
          </table:table-cell>
          <table:table-cell table:style-name="ce8" table:formula="of:=[.Y31]" office:value-type="float" office:value="1.158">
            <text:p>1.158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193088558">
            <text:p>1.19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159">
            <text:p>1.159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1822959">
            <text:p>1.1823</text:p>
          </table:table-cell>
          <table:table-cell table:style-name="ce8" table:formula="of:=[.Y32]" office:value-type="float" office:value="1.158">
            <text:p>1.158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1812758">
            <text:p>1.181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159">
            <text:p>1.159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17059">
            <text:p>1.1706</text:p>
          </table:table-cell>
          <table:table-cell table:style-name="ce8" table:formula="of:=[.Y33]" office:value-type="float" office:value="1.158">
            <text:p>1.158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16958">
            <text:p>1.169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159">
            <text:p>1.159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159">
            <text:p>1.1590</text:p>
          </table:table-cell>
          <table:table-cell table:style-name="ce8" table:formula="of:=[.Y34]" office:value-type="float" office:value="1.158">
            <text:p>1.158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158">
            <text:p>1.158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159">
            <text:p>1.159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14752475247525">
            <text:p>1.1475</text:p>
          </table:table-cell>
          <table:table-cell table:style-name="ce8" table:formula="of:=[.Y35]" office:value-type="float" office:value="1.158">
            <text:p>1.158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14653465346535">
            <text:p>1.14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159">
            <text:p>1.159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13616312126262">
            <text:p>1.1362</text:p>
          </table:table-cell>
          <table:table-cell table:style-name="ce8" table:formula="of:=[.Y36]" office:value-type="float" office:value="1.158">
            <text:p>1.158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13518282521321">
            <text:p>1.13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159">
            <text:p>1.159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12491398144814">
            <text:p>1.1249</text:p>
          </table:table-cell>
          <table:table-cell table:style-name="ce8" table:formula="of:=[.Y37]" office:value-type="float" office:value="1.158">
            <text:p>1.158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2394339130021">
            <text:p>1.1239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159">
            <text:p>1.159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11377621925558">
            <text:p>1.1138</text:p>
          </table:table-cell>
          <table:table-cell table:style-name="ce8" table:formula="of:=[.Y38]" office:value-type="float" office:value="1.158">
            <text:p>1.158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128152389111">
            <text:p>1.112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159">
            <text:p>1.159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10274873193622">
            <text:p>1.1027</text:p>
          </table:table-cell>
          <table:table-cell table:style-name="ce8" table:formula="of:=[.Y39]" office:value-type="float" office:value="1.158">
            <text:p>1.158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0179726624862">
            <text:p>1.101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159">
            <text:p>1.159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09183042765963">
            <text:p>1.0918</text:p>
          </table:table-cell>
          <table:table-cell table:style-name="ce8" table:formula="of:=[.Y40]" office:value-type="float" office:value="1.158">
            <text:p>1.158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09088838242437">
            <text:p>1.0909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159">
            <text:p>1.159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08102022540557">
            <text:p>1.0810</text:p>
          </table:table-cell>
          <table:table-cell table:style-name="ce8" table:formula="of:=[.Y41]" office:value-type="float" office:value="1.158">
            <text:p>1.158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08008750735086">
            <text:p>1.0801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159">
            <text:p>1.159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070317054857">
            <text:p>1.0703</text:p>
          </table:table-cell>
          <table:table-cell table:style-name="ce8" table:formula="of:=[.Y42]" office:value-type="float" office:value="1.158">
            <text:p>1.158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06939357163452">
            <text:p>1.0694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159">
            <text:p>1.159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05971985629406">
            <text:p>1.0597</text:p>
          </table:table-cell>
          <table:table-cell table:style-name="ce8" table:formula="of:=[.Y43]" office:value-type="float" office:value="1.158">
            <text:p>1.158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5880551646982">
            <text:p>1.0588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159">
            <text:p>1.159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04922758048917">
            <text:p>1.0492</text:p>
          </table:table-cell>
          <table:table-cell table:style-name="ce8" table:formula="of:=[.Y44]" office:value-type="float" office:value="1.158">
            <text:p>1.158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4832229353447">
            <text:p>1.048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015／06／23</text:date>, <text:time>18:01:2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3T18:01:29.67</dc:date>
    <meta:editing-duration>P53DT20H35M55S</meta:editing-duration>
    <meta:editing-cycles>179</meta:editing-cycles>
    <meta:generator>OpenOffice/4.1.1$Win32 OpenOffice.org_project/411m6$Build-9775</meta:generator>
    <meta:document-statistic meta:table-count="9" meta:cell-count="4915" meta:object-count="0"/>
  </office:meta>
</office:document-meta>
</file>